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9">
      <style:text-properties officeooo:paragraph-rsid="00221310"/>
    </style:style>
    <style:style style:name="P11" style:family="paragraph" style:parent-style-name="Text_20_body" style:list-style-name="L10"/>
    <style:style style:name="P12" style:family="paragraph" style:parent-style-name="Text_20_body">
      <style:text-properties officeooo:rsid="0020ea7c" officeooo:paragraph-rsid="0020ea7c"/>
    </style:style>
    <style:style style:name="P13" style:family="paragraph" style:parent-style-name="Text_20_body">
      <style:text-properties officeooo:rsid="00221310" officeooo:paragraph-rsid="00221310"/>
    </style:style>
    <style:style style:name="P14" style:family="paragraph" style:parent-style-name="Text_20_body">
      <style:paragraph-properties fo:text-align="start" style:justify-single-word="false"/>
      <style:text-properties officeooo:rsid="00221310" officeooo:paragraph-rsid="00221310"/>
    </style:style>
    <style:style style:name="P15" style:family="paragraph" style:parent-style-name="Text_20_body">
      <style:text-properties officeooo:rsid="0022694c" officeooo:paragraph-rsid="0022694c"/>
    </style:style>
    <style:style style:name="P16" style:family="paragraph" style:parent-style-name="Preformatted_20_Text" style:list-style-name="L5"/>
    <style:style style:name="P17" style:family="paragraph" style:parent-style-name="Preformatted_20_Text">
      <style:paragraph-properties fo:margin-top="0in" fo:margin-bottom="0.1965in" loext:contextual-spacing="false"/>
    </style:style>
    <style:style style:name="P18" style:family="paragraph" style:parent-style-name="Preformatted_20_Text" style:list-style-name="L9">
      <style:paragraph-properties fo:margin-top="0in" fo:margin-bottom="0.1965in" loext:contextual-spacing="false"/>
      <style:text-properties officeooo:paragraph-rsid="00221310"/>
    </style:style>
    <style:style style:name="P19" style:family="paragraph" style:parent-style-name="Preformatted_20_Text" style:list-style-name="L10">
      <style:paragraph-properties fo:margin-top="0in" fo:margin-bottom="0.1965in" loext:contextual-spacing="false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22131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1310"/>
    </style:style>
    <style:style style:name="T3" style:family="text">
      <style:text-properties fo:language="en" fo:country="US" fo:font-style="italic" officeooo:rsid="00221310" style:font-style-asian="italic" style:font-style-complex="italic"/>
    </style:style>
    <style:style style:name="T4" style:family="text">
      <style:text-properties fo:language="en" fo:country="US" fo:font-style="normal" officeooo:rsid="00221310" style:font-style-asian="normal" style:font-style-complex="normal"/>
    </style:style>
    <style:style style:name="T5" style:family="text">
      <style:text-properties fo:language="en" fo:country="US" officeooo:rsid="0021c3a0"/>
    </style:style>
    <style:style style:name="T6" style:family="text">
      <style:text-properties officeooo:rsid="001d482a"/>
    </style:style>
    <style:style style:name="T7" style:family="text">
      <style:text-properties officeooo:rsid="001f376f"/>
    </style:style>
    <style:style style:name="T8" style:family="text">
      <style:text-properties officeooo:rsid="0020be8a"/>
    </style:style>
    <style:style style:name="T9" style:family="text">
      <style:text-properties officeooo:rsid="0020ea7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2131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0ea7c" style:font-style-asian="normal" style:font-style-complex="normal"/>
    </style:style>
    <style:style style:name="T14" style:family="text">
      <style:text-properties fo:font-style="normal" officeooo:rsid="00221310" style:font-style-asian="normal" style:font-style-complex="normal"/>
    </style:style>
    <style:style style:name="T15" style:family="text">
      <style:text-properties officeooo:rsid="0021c3a0"/>
    </style:style>
    <style:style style:name="T16" style:family="text">
      <style:text-properties officeooo:rsid="00221310"/>
    </style:style>
    <style:style style:name="T17" style:family="text">
      <style:text-properties style:text-line-through-style="solid" style:text-line-through-type="single" fo:font-style="normal" style:font-style-asian="normal" style:font-style-complex="normal"/>
    </style:style>
    <style:style style:name="T18" style:family="text">
      <style:text-properties style:text-line-through-style="none" style:text-line-through-type="none" fo:font-style="normal" style:font-style-asian="normal" style:font-style-complex="normal"/>
    </style:style>
    <style:style style:name="T19" style:family="text">
      <style:text-properties style:text-line-through-style="none" style:text-line-through-type="none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eek 5 Homework Submission File: Archiving and Logging Data</text:h>
      <text:p text:style-name="Text_20_body">Please edit this file by adding the solution commands on the line below the prompt.</text:p>
      <text:p text:style-name="Text_20_body">Save and submit the completed file for your homework submission.</text:p>
      <text:p text:style-name="Horizontal_20_Line"/>
      <text:h text:style-name="Heading_20_3" text:outline-level="3"><text:bookmark text:name="user-content-step-1-create-extract-compress-and-manage-tar-backup-archives"/>Step 1: Create, Extract, Compress, and Manage tar Backup Archives</text:h>
      <text:list xml:id="list632537457" text:style-name="L1">
        <text:list-item>
          <text:p text:style-name="P1">Command to <text:span text:style-name="Strong_20_Emphasis">extract</text:span> the <text:span text:style-name="Source_20_Text">TarDocs.tar</text:span> archive to the current directory: <text:span text:style-name="T6">tar xvvf TarDocs.tar</text:span></text:p>
        </text:list-item>
        <text:list-item>
          <text:p text:style-name="P1">Command to <text:span text:style-name="Strong_20_Emphasis">create</text:span> the <text:span text:style-name="Source_20_Text">Javaless_Doc.tar</text:span> archive from the <text:span text:style-name="Source_20_Text">TarDocs/</text:span> directory, while excluding the <text:span text:style-name="Source_20_Text">TarDocs/Documents/Java</text:span> directory: tar cvvWf Javaless_Doc.tar TarDocs/ /home/sysadmin/TarDocs/Documents/Java</text:p>
        </text:list-item>
        <text:list-item>
          <text:p text:style-name="P1">Command to ensure <text:span text:style-name="Source_20_Text">Java/</text:span> is not in the new <text:span text:style-name="Source_20_Text">Javaless_Docs.tar</text:span> archive: tar cvf Javaless_Docs.tar --exclude="Java" /home/sysadmin/Projects/TarDocs</text:p>
        </text:list-item>
      </text:list>
      <text:p text:style-name="Text_20_body"><text:span text:style-name="Strong_20_Emphasis">Bonus</text:span></text:p>
      <text:list xml:id="list3695391772" text:style-name="L2">
        <text:list-item>
          <text:p text:style-name="P2">Command to create an incremental archive called <text:span text:style-name="Source_20_Text">logs_backup_tar.gz</text:span> with only changed files to <text:span text:style-name="Source_20_Text">snapshot.file</text:span> for the <text:span text:style-name="Source_20_Text">/var/log</text:span> directory: <text:s/>sudo tar --listed-incremental=snapshot.file -cvzf logs_backup.tar.gz /var/log</text:p>
        </text:list-item>
      </text:list>
      <text:h text:style-name="Heading_20_4" text:outline-level="4"><text:bookmark text:name="user-content-critical-analysis-question"/>Critical Analysis Question</text:h>
      <text:list xml:id="list1989274669" text:style-name="L3">
        <text:list-item>
          <text:p text:style-name="P3">Why wouldn't you use the options <text:span text:style-name="Source_20_Text">-x</text:span> and <text:span text:style-name="Source_20_Text">-c</text:span> at the same time with <text:span text:style-name="Source_20_Text">tar</text:span>? <text:span text:style-name="T7">The two commands cannot run at the same time as .x extracts a file while -c creates files.</text:span></text:p>
        </text:list-item>
      </text:list>
      <text:p text:style-name="Horizontal_20_Line"/>
      <text:h text:style-name="Heading_20_3" text:outline-level="3"><text:bookmark text:name="user-content-step-2-create-manage-and-automate-cron-jobs"/>Step 2: Create, Manage, and Automate Cron Jobs</text:h>
      <text:list xml:id="list3763180949" text:style-name="L4">
        <text:list-item>
          <text:p text:style-name="P4">Cron job for backing up the <text:span text:style-name="Source_20_Text">/var/log/auth.log</text:span> file: <text:s/>0 6 * * */4 tar -zcf /auth_backup.tgz /var/log/auth.log</text:p>
        </text:list-item>
      </text:list>
      <text:p text:style-name="Horizontal_20_Line"/>
      <text:h text:style-name="Heading_20_3" text:outline-level="3"><text:bookmark text:name="user-content-step-3-write-basic-bash-scripts"/>Step 3: Write Basic Bash Scripts</text:h>
      <text:list xml:id="list2437630595" text:style-name="L5">
        <text:list-item>
          <text:p text:style-name="P5">Brace expansion command to create the four subdirectories: <text:span text:style-name="T8">sudo mkdir -p ~/backups/{freemem,diskuse,openlist,freedisk}</text:span></text:p>
        </text:list-item>
        <text:list-item>
          <text:p text:style-name="P5">Paste your <text:span text:style-name="Source_20_Text">system.sh</text:span> script edits below:</text:p>
        </text:list-item>
      </text:list>
      <text:p text:style-name="Text_20_body">#!/bin/bash</text:p>
      <text:p text:style-name="Text_20_body"/>
      <text:p text:style-name="Text_20_body"><text:soft-page-break/>free -h &gt; ~/backups/freemem/free_mem.txt</text:p>
      <text:p text:style-name="Text_20_body"/>
      <text:p text:style-name="Text_20_body">du -h &gt; ~/backups/diskuse/disk_use.txt</text:p>
      <text:p text:style-name="Text_20_body"/>
      <text:p text:style-name="Text_20_body">lsof &gt; ~/backups/openlist/open_list.txt</text:p>
      <text:p text:style-name="Text_20_body"/>
      <text:p text:style-name="Text_20_body">df -h &gt; ~/backups/freedisk/free_disk.txt</text:p>
      <text:list xml:id="list51352855439318" text:continue-numbering="true" text:style-name="L5">
        <text:list-header>
          <text:p text:style-name="P16"><text:span text:style-name="Source_20_Text"><text:span text:style-name="T1"/></text:span></text:p>
        </text:list-header>
        <text:list-item>
          <text:p text:style-name="P5">Command to make the <text:span text:style-name="Source_20_Text">system.sh</text:span> script executable: <text:span text:style-name="T9">sudo chmod +x backups.sh</text:span></text:p>
        </text:list-item>
      </text:list>
      <text:p text:style-name="Text_20_body"><text:span text:style-name="Strong_20_Emphasis">Optional</text:span></text:p>
      <text:list xml:id="list2752177967" text:style-name="L6">
        <text:list-item>
          <text:p text:style-name="P6">Commands to test the script and confirm its execution: </text:p>
        </text:list-item>
      </text:list>
      <text:p text:style-name="P12">cat ~/backups/freemem/free_mem.txt</text:p>
      <text:p text:style-name="P12">cat ~/backups/diskuse/disk_usage.txt</text:p>
      <text:p text:style-name="P12">cat ~/backups/openlist/open_list.txt</text:p>
      <text:p text:style-name="P12">cat ~/backups/freedisk/free_disk.txt</text:p>
      <text:p text:style-name="Text_20_body"><text:span text:style-name="Strong_20_Emphasis">Bonus</text:span></text:p>
      <text:list xml:id="list4220247671" text:style-name="L7">
        <text:list-item>
          <text:p text:style-name="P7">Command to copy <text:span text:style-name="Source_20_Text">system</text:span> to system-wide cron directory: <text:span text:style-name="T9">sudo cp system.sh </text:span><text:span text:style-name="T13">/etc/cron.weekly</text:span></text:p>
        </text:list-item>
      </text:list>
      <text:p text:style-name="Horizontal_20_Line"/>
      <text:h text:style-name="Heading_20_3" text:outline-level="3"><text:bookmark text:name="user-content-step-4-manage-log-file-sizes"/>Step 4. Manage Log File Sizes</text:h>
      <text:list xml:id="list143889931" text:style-name="L8">
        <text:list-item>
          <text:p text:style-name="P8">Run <text:span text:style-name="Source_20_Text">sudo nano /etc/logrotate.conf</text:span> to edit the <text:span text:style-name="Source_20_Text">logrotate</text:span> configuration file.</text:p>
          <text:p text:style-name="P8">Configure a log rotation scheme that backs up authentication messages to the <text:span text:style-name="Source_20_Text">/var/log/auth.log</text:span>.</text:p>
          <text:list>
            <text:list-item>
              <text:p text:style-name="P8">Add your config file edits below: </text:p>
            </text:list-item>
          </text:list>
        </text:list-item>
      </text:list>
      <text:list xml:id="list2862688006" text:style-name="L9">
        <text:list-header>
          <text:p text:style-name="P18"><text:span text:style-name="Source_20_Text"><text:span text:style-name="T1">/var/log/auth.log{</text:span></text:span></text:p>
        </text:list-header>
      </text:list>
      <text:p text:style-name="P20"><text:s text:c="10"/><text:span text:style-name="T15">weekly</text:span></text:p>
      <text:p text:style-name="P20"><text:s text:c="10"/><text:span text:style-name="T15">rotate 4</text:span></text:p>
      <text:p text:style-name="P20"><text:s text:c="10"/><text:span text:style-name="T15">notifempty</text:span></text:p>
      <text:p text:style-name="P20"><text:s text:c="10"/><text:span text:style-name="T15">delaycompress</text:span></text:p>
      <text:p text:style-name="P20"><text:s text:c="10"/><text:span text:style-name="T15">missingok</text:span></text:p>
      <text:p text:style-name="P20"><text:soft-page-break/><text:span text:style-name="Source_20_Text"><text:span text:style-name="T1"><text:s text:c="7"/></text:span></text:span><text:span text:style-name="Source_20_Text"><text:span text:style-name="T5">}</text:span></text:span></text:p>
      <text:p text:style-name="Horizontal_20_Line"/>
      <text:h text:style-name="Heading_20_3" text:outline-level="3"><text:bookmark text:name="user-content-bonus-check-for-policy-and-file-violations"/>Bonus: Check for Policy and File Violations</text:h>
      <text:list xml:id="list51352983376123" text:continue-numbering="true" text:style-name="L9">
        <text:list-item>
          <text:p text:style-name="P9">Command to verify <text:span text:style-name="Source_20_Text">auditd</text:span> is active: <text:span text:style-name="T16">systemctl is-enabled auditd</text:span></text:p>
        </text:list-item>
        <text:list-item>
          <text:p text:style-name="P9">Command to set number of retained logs and maximum log file size:</text:p>
          <text:list>
            <text:list-item>
              <text:p text:style-name="P9">Add the edits made to the configuration file below: </text:p>
            </text:list-item>
          </text:list>
          <text:p text:style-name="P18"><text:span text:style-name="Source_20_Text"><text:span text:style-name="T2">num_logs = 7</text:span></text:span></text:p>
          <text:p text:style-name="P18"><text:span text:style-name="Source_20_Text"><text:span text:style-name="T2">max_log_file = 35</text:span></text:span></text:p>
        </text:list-item>
      </text:list>
      <text:p text:style-name="P17"/>
      <text:list xml:id="list51353702663079" text:continue-numbering="true" text:style-name="L9">
        <text:list-item>
          <text:p text:style-name="P10">Command using <text:span text:style-name="Source_20_Text">auditd</text:span> to set rules for <text:span text:style-name="Source_20_Text">/etc/shadow</text:span>, <text:span text:style-name="Source_20_Text">/etc/passwd</text:span> and <text:span text:style-name="Source_20_Text">/var/log/auth.log</text:span>: <text:span text:style-name="Source_20_Text"><text:span text:style-name="T2">sudo nano </text:span></text:span><text:span text:style-name="Source_20_Text"><text:span text:style-name="T4">/etc/audit/rules.d/audit.rules</text:span></text:span></text:p>
          <text:list>
            <text:list-item>
              <text:p text:style-name="P9">Add the edits made to the <text:span text:style-name="Source_20_Text">rules</text:span> file below: </text:p>
            </text:list-item>
          </text:list>
          <text:p text:style-name="P18"><text:span text:style-name="Source_20_Text"><text:span text:style-name="T4">-w /etc/shadow – wra -k hashpass_audit</text:span></text:span></text:p>
        </text:list-item>
      </text:list>
      <text:p text:style-name="P20"><text:span text:style-name="Source_20_Text"><text:span text:style-name="T4"><text:tab/>-w /etc/passwd -p wra -k userpass_audit</text:span></text:span></text:p>
      <text:p text:style-name="P20"><text:span text:style-name="Source_20_Text"><text:span text:style-name="T4"><text:tab/>-w </text:span></text:span><text:span text:style-name="Source_20_Text"><text:span text:style-name="T3">var</text:span></text:span><text:span text:style-name="Source_20_Text"><text:span text:style-name="T4">log/auth.log -p wra -k authlog_audit</text:span></text:span></text:p>
      <text:list xml:id="list51352912175028" text:continue-numbering="true" text:style-name="L9">
        <text:list-item>
          <text:p text:style-name="P9">Command to restart <text:span text:style-name="Source_20_Text">auditd</text:span>: <text:span text:style-name="T16">systemctl restart auditd</text:span></text:p>
        </text:list-item>
        <text:list-item>
          <text:p text:style-name="P9">Command to list all <text:span text:style-name="Source_20_Text">auditd</text:span> rules: <text:span text:style-name="T16">sudo auditctl -l</text:span></text:p>
        </text:list-item>
        <text:list-item>
          <text:p text:style-name="P9">Command to produce an audit report: <text:span text:style-name="T16">sudo aureport -au</text:span></text:p>
        </text:list-item>
        <text:list-item>
          <text:p text:style-name="P9">Create a user with <text:span text:style-name="Source_20_Text">sudo useradd attacker</text:span> and produce an audit report that lists account modifications: <text:span text:style-name="T16">sudo adduser attacker | sudo aureport -m</text:span></text:p>
        </text:list-item>
        <text:list-item>
          <text:p text:style-name="P9">Command to use <text:span text:style-name="Source_20_Text">auditd</text:span> to watch <text:span text:style-name="Source_20_Text">/var/log/cron</text:span>: <text:span text:style-name="T16">sudo auditctl -w </text:span><text:span text:style-name="T11">var</text:span><text:span text:style-name="T14">log/cron</text:span></text:p>
        </text:list-item>
        <text:list-item>
          <text:p text:style-name="P9">Command to verify <text:span text:style-name="Source_20_Text">auditd</text:span> rules: <text:span text:style-name="T16">sudo cat </text:span><text:span text:style-name="T11">etc</text:span><text:span text:style-name="T14">audit/audit.rules</text:span></text:p>
        </text:list-item>
      </text:list>
      <text:p text:style-name="P13"><text:span text:style-name="T12">## This file is automatically generated from </text:span><text:span text:style-name="T10">etc</text:span><text:span text:style-name="T12">audit/rules.d</text:span></text:p>
      <text:p text:style-name="P13"><text:span text:style-name="T12">-D</text:span></text:p>
      <text:p text:style-name="P13"><text:span text:style-name="T12">-b 8192</text:span></text:p>
      <text:p text:style-name="P13"><text:span text:style-name="T12">-f 1</text:span></text:p>
      <text:p text:style-name="P13"><text:span text:style-name="T12">--backlog_wait_time 0</text:span></text:p>
      <text:p text:style-name="P13"><text:span text:style-name="T12">-w /etc/shadow -p wra -k hashpass_audit</text:span></text:p>
      <text:p text:style-name="P14"><text:soft-page-break/><text:span text:style-name="T12">-w /etc/passwd -p wra </text:span><text:span text:style-name="T17">k userpass_</text:span><text:span text:style-name="T18">audit</text:span></text:p>
      <text:p text:style-name="P13"><text:span text:style-name="T18">-w /var/log/auth.log -p wra -k authlog_audit</text:span></text:p>
      <text:p text:style-name="P15"><text:span text:style-name="T18"/></text:p>
      <text:p text:style-name="Horizontal_20_Line"/>
      <text:h text:style-name="Heading_20_3" text:outline-level="3"><text:bookmark text:name="user-content-bonus-research-activity-perform-various-log-filtering-techniques"/>Bonus (Research Activity): Perform Various Log Filtering Techniques</text:h>
      <text:list xml:id="list3926130343" text:style-name="L10">
        <text:list-item>
          <text:p text:style-name="P11">Command to return <text:span text:style-name="Source_20_Text">journalctl</text:span> messages with priorities from emergency to error:</text:p>
        </text:list-item>
        <text:list-item>
          <text:p text:style-name="P11">Command to check the disk usage of the system journal unit since the most recent boot:</text:p>
        </text:list-item>
        <text:list-item>
          <text:p text:style-name="P11">Comand to remove all archived journal files except the most recent two:</text:p>
        </text:list-item>
        <text:list-item>
          <text:p text:style-name="P11">Command to filter all log messages with priority levels between zero and two, and save output to <text:span text:style-name="Source_20_Text">/home/sysadmin/Priority_High.txt</text:span>:</text:p>
        </text:list-item>
        <text:list-item>
          <text:p text:style-name="P11">Command to automate the last command in a daily cronjob. Add the edits made to the crontab file below:</text:p>
          <text:p text:style-name="P19"><text:bookmark text:name="LC14"/><text:span text:style-name="Source_20_Text"><text:span text:style-name="T1">[Your solution cron edits here]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03:46:53.026000000</meta:creation-date>
    <dc:date>2021-07-28T05:13:52.364000000</dc:date>
    <meta:editing-duration>PT45S</meta:editing-duration>
    <meta:editing-cycles>1</meta:editing-cycles>
    <meta:document-statistic meta:table-count="0" meta:image-count="0" meta:object-count="0" meta:page-count="4" meta:paragraph-count="73" meta:word-count="608" meta:character-count="4156" meta:non-whitespace-character-count="3587"/>
    <meta:generator>LibreOffice/5.4.2.2$Windows_X86_64 LibreOffice_project/22b09f6418e8c2d508a9eaf86b2399209b0990f4</meta:generator>
  </office:meta>
</office:document-meta>
</file>